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Cascadia Code" svg:font-family="''Cascadia Code', Consolas, 'Courier New', monospace, ',', 'Droid Sans Mono', ',', monospace, ', monospace,', 'Droid Sans Fallback', 'font-weight: normal', 'font-size: 16px', 'line-height: 22px', 'white-space: pre'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Sawasdee" svg:font-family="Sawasdee" style:font-pitch="variable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bbbbbb" style:font-name="Sawasdee" fo:font-size="14pt" fo:background-color="transparent" style:font-size-asian="14pt" style:font-name-complex="Sawasdee" style:font-size-complex="14pt"/>
    </style:style>
    <style:style style:name="P2" style:family="paragraph" style:parent-style-name="Standard">
      <style:text-properties fo:color="#000000" style:font-name="Sawasdee" fo:font-size="14pt" officeooo:rsid="000cc679" officeooo:paragraph-rsid="000cc679" style:font-size-asian="14pt" style:font-name-complex="Sawasdee" style:font-size-complex="14pt"/>
    </style:style>
    <style:style style:name="P3" style:family="paragraph" style:parent-style-name="Standard">
      <style:text-properties fo:color="#000000" style:font-name="Sawasdee" fo:font-size="14pt" officeooo:paragraph-rsid="0012a32b" style:font-size-asian="14pt" style:font-name-complex="Sawasdee" style:font-size-complex="14pt"/>
    </style:style>
    <style:style style:name="P4" style:family="paragraph" style:parent-style-name="Standard">
      <style:text-properties fo:color="#000000" style:font-name="Sawasdee" fo:font-size="14pt" officeooo:rsid="000cc679" officeooo:paragraph-rsid="000cc679" fo:background-color="transparent" style:font-size-asian="14pt" style:font-name-complex="Sawasdee" style:font-size-complex="14pt"/>
    </style:style>
    <style:style style:name="P5" style:family="paragraph" style:parent-style-name="Standard">
      <style:text-properties fo:color="#000000" style:font-name="Sawasdee" fo:font-size="14pt" officeooo:rsid="000cc679" officeooo:paragraph-rsid="000dd4e6" fo:background-color="transparent" style:font-size-asian="14pt" style:font-name-complex="Sawasdee" style:font-size-complex="14pt"/>
    </style:style>
    <style:style style:name="P6" style:family="paragraph" style:parent-style-name="Standard">
      <style:text-properties fo:color="#000000" style:font-name="Sawasdee" fo:font-size="14pt" officeooo:rsid="000cc679" officeooo:paragraph-rsid="0012a32b" fo:background-color="transparent" style:font-size-asian="14pt" style:font-name-complex="Sawasdee" style:font-size-complex="14pt"/>
    </style:style>
    <style:style style:name="P7" style:family="paragraph" style:parent-style-name="Standard">
      <style:text-properties fo:color="#000000" style:font-name="Sawasdee" fo:font-size="14pt" officeooo:rsid="000cc679" officeooo:paragraph-rsid="000e8255" fo:background-color="transparent" style:font-size-asian="14pt" style:font-name-complex="Sawasdee" style:font-size-complex="14pt"/>
    </style:style>
    <style:style style:name="P8" style:family="paragraph" style:parent-style-name="Standard">
      <style:text-properties fo:color="#000000" style:font-name="Sawasdee" fo:font-size="14pt" fo:background-color="transparent" style:font-size-asian="14pt" style:font-name-complex="Sawasdee" style:font-size-complex="14pt"/>
    </style:style>
    <style:style style:name="P9" style:family="paragraph" style:parent-style-name="Standard">
      <style:text-properties fo:color="#000000" style:font-name="Sawasdee" fo:font-size="14pt" officeooo:paragraph-rsid="000cc679" fo:background-color="transparent" style:font-size-asian="14pt" style:font-name-complex="Sawasdee" style:font-size-complex="14pt"/>
    </style:style>
    <style:style style:name="P10" style:family="paragraph" style:parent-style-name="Standard">
      <style:text-properties fo:color="#000000" style:font-name="Sawasdee" fo:font-size="14pt" officeooo:paragraph-rsid="0012a32b" fo:background-color="transparent" style:font-size-asian="14pt" style:font-name-complex="Sawasdee" style:font-size-complex="14pt"/>
    </style:style>
    <style:style style:name="P11" style:family="paragraph" style:parent-style-name="Standard">
      <style:text-properties fo:color="#000000" style:font-name="Sawasdee" fo:font-size="14pt" officeooo:paragraph-rsid="0010f145" fo:background-color="transparent" style:font-size-asian="14pt" style:font-name-complex="Sawasdee" style:font-size-complex="14pt"/>
    </style:style>
    <style:style style:name="P12" style:family="paragraph" style:parent-style-name="Standard">
      <style:text-properties fo:color="#000000" style:font-name="Sawasdee" fo:font-size="14pt" officeooo:paragraph-rsid="000e8255" fo:background-color="transparent" style:font-size-asian="14pt" style:font-name-complex="Sawasdee" style:font-size-complex="14pt"/>
    </style:style>
    <style:style style:name="P13" style:family="paragraph" style:parent-style-name="Standard">
      <style:text-properties fo:color="#000000" style:font-name="Sawasdee" fo:font-size="14pt" officeooo:paragraph-rsid="00137199" fo:background-color="transparent" style:font-size-asian="14pt" style:font-name-complex="Sawasdee" style:font-size-complex="14pt"/>
    </style:style>
    <style:style style:name="P14" style:family="paragraph" style:parent-style-name="Standard">
      <style:text-properties style:font-name="Sawasdee" fo:font-size="14pt" officeooo:rsid="000cc679" officeooo:paragraph-rsid="000cc679" style:font-size-asian="14pt" style:font-name-complex="Sawasdee" style:font-size-complex="14pt"/>
    </style:style>
    <style:style style:name="T1" style:family="text">
      <style:text-properties officeooo:rsid="000cc679"/>
    </style:style>
    <style:style style:name="T2" style:family="text">
      <style:text-properties officeooo:rsid="000dd4e6"/>
    </style:style>
    <style:style style:name="T3" style:family="text">
      <style:text-properties officeooo:rsid="0010f145"/>
    </style:style>
    <style:style style:name="T4" style:family="text">
      <style:text-properties officeooo:rsid="0012a32b"/>
    </style:style>
    <style:style style:name="T5" style:family="text">
      <style:text-properties fo:font-variant="normal" fo:text-transform="none" fo:color="#24292e" fo:letter-spacing="normal" fo:font-style="normal" fo:font-weight="normal"/>
    </style:style>
    <style:style style:name="T6" style:family="text">
      <style:text-properties fo:font-variant="normal" fo:text-transform="none" fo:color="#24292e" fo:letter-spacing="normal" fo:font-style="normal" fo:font-weight="normal" officeooo:rsid="0012a32b"/>
    </style:style>
    <style:style style:name="T7" style:family="text">
      <style:text-properties fo:font-variant="normal" fo:text-transform="none" fo:letter-spacing="normal" fo:font-style="normal" fo:font-weight="normal" officeooo:rsid="0012a32b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2a32b" fo:background-color="transparent" loext:char-shading-value="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37199" style:font-weight-asian="bold" style:font-weight-complex="bold"/>
    </style:style>
    <style:style style:name="T12" style:family="text">
      <style:text-properties fo:color="#72bf44"/>
    </style:style>
    <style:style style:name="T13" style:family="text">
      <style:text-properties fo:color="#72bf44" fo:font-weight="bold" style:font-weight-asian="bold" style:font-weight-complex="bold"/>
    </style:style>
    <style:style style:name="T14" style:family="text">
      <style:text-properties fo:color="#72bf44" fo:font-weight="bold" officeooo:rsid="0010f145" style:font-weight-asian="bold" style:font-weight-complex="bold"/>
    </style:style>
    <style:style style:name="T15" style:family="text">
      <style:text-properties fo:color="#72bf44" fo:font-weight="bold" fo:background-color="transparent" loext:char-shading-value="0" style:font-weight-asian="bold" style:font-weight-complex="bold"/>
    </style:style>
    <style:style style:name="T16" style:family="text">
      <style:text-properties fo:color="#72bf44" fo:background-color="transparent" loext:char-shading-value="0"/>
    </style:style>
    <style:style style:name="T17" style:family="text">
      <style:text-properties fo:color="#72bf44" fo:font-weight="normal" officeooo:rsid="0010f145" style:font-weight-asian="normal" style:font-weight-complex="normal"/>
    </style:style>
    <style:style style:name="T18" style:family="text">
      <style:text-properties officeooo:rsid="00137199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37199" style:font-weight-asian="normal" style:font-weight-complex="normal"/>
    </style:style>
    <style:style style:name="T23" style:family="text">
      <style:text-properties fo:font-weight="normal" officeooo:rsid="0010f145" style:font-weight-asian="normal" style:font-weight-complex="normal"/>
    </style:style>
    <style:style style:name="T24" style:family="text">
      <style:text-properties fo:color="#fff200" fo:font-weight="normal" officeooo:rsid="0010f145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onfiguration with Cartographer!!!!!</text:p>
      <text:p text:style-name="P14"/>
      <text:p text:style-name="P14">เริ่มจาก ไฟล์ config ของ cartographer นั้นเป็นไฟล์นามสกุล .lua</text:p>
      <text:p text:style-name="P14"/>
      <text:p text:style-name="P2">Ex.</text:p>
      <text:p text:style-name="P4">include "map_builder.lua"</text:p>
      <text:p text:style-name="P8">include "trajectory_builder.lua"</text:p>
      <text:p text:style-name="P9">options = </text:p>
      <text:p text:style-name="P9">{</text:p>
      <text:p text:style-name="P8">map_builder = MAP_BUILDER,</text:p>
      <text:p text:style-name="P8">trajectory_builder = TRAJECTORY_BUILDER,</text:p>
      <text:p text:style-name="P8">map_frame = "map",</text:p>
      <text:p text:style-name="P8">tracking_frame = "base_link",</text:p>
      <text:p text:style-name="P8">published_frame = "base_link",</text:p>
      <text:p text:style-name="P8">odom_frame = "odom",</text:p>
      <text:p text:style-name="P8">provide_odom_frame = false,</text:p>
      <text:p text:style-name="P8">use_odometry = false,</text:p>
      <text:p text:style-name="P8">use_nav_sat = false,</text:p>
      <text:p text:style-name="P8">use_landmarks = false,</text:p>
      <text:p text:style-name="P8">publish_frame_projected_to_2d = false,</text:p>
      <text:p text:style-name="P8">num_laser_scans = 1,</text:p>
      <text:p text:style-name="P8">num_multi_echo_laser_scans = 0,</text:p>
      <text:p text:style-name="P8">num_subdivisions_per_laser_scan = 1,</text:p>
      <text:p text:style-name="P8">rangefinder_sampling_ratio = 1,</text:p>
      <text:p text:style-name="P8">odometry_sampling_ratio = 1,</text:p>
      <text:p text:style-name="P8">fixed_frame_pose_sampling_ratio = 1,</text:p>
      <text:p text:style-name="P8">imu_sampling_ratio = 1,</text:p>
      <text:p text:style-name="P8">landmarks_sampling_ratio = 1,</text:p>
      <text:p text:style-name="P8">num_point_clouds = 0,</text:p>
      <text:p text:style-name="P8">lookup_transform_timeout_sec = 0.2,</text:p>
      <text:p text:style-name="P8">submap_publish_period_sec = 0.3,</text:p>
      <text:p text:style-name="P8">pose_publish_period_sec = 5e-3,</text:p>
      <text:p text:style-name="P9">trajectory_publish_period_sec = 30e-3,</text:p>
      <text:p text:style-name="P9">}</text:p>
      <text:p text:style-name="P8">MAP_BUILDER.use_trajectory_builder_2d = true</text:p>
      <text:p text:style-name="P8">TRAJECTORY_BUILDER_2D.use_imu_data = false</text:p>
      <text:p text:style-name="P8">TRAJECTORY_BUILDER_2D.use_online_correlative_scan_matching = true</text:p>
      <text:p text:style-name="P8">POSE_GRAPH.optimization_problem.huber_scale = 1e2</text:p>
      <text:p text:style-name="P8">TRAJECTORY_BUILDER_2D.num_accumulated_range_data = 1</text:p>
      <text:p text:style-name="P8"/>
      <text:p text:style-name="P8">return options</text:p>
      <text:p text:style-name="P1"/>
      <text:p text:style-name="P1"/>
      <text:p text:style-name="P4">วิธี Setting คือการเปลี่ยนค่า parameter ของหัวข้อ ข้างต้น </text:p>
      <text:p text:style-name="P4">โดย </text:p>
      <text:p text:style-name="P4"/>
      <text:p text:style-name="P4"/>
      <text:p text:style-name="P6"><text:soft-page-break/><text:span text:style-name="T13">map_frame</text:span> คือ ID เฟรม ROS ที่จะใช้สำหรับการเผยแพร่ submaps </text:p>
      <text:p text:style-name="P6"><text:s/></text:p>
      <text:p text:style-name="P6"><text:span text:style-name="T23">parent_frame</text:span>ของ poses คือ "map"</text:p>
      <text:p text:style-name="P6"/>
      <text:p text:style-name="P4"><text:span text:style-name="T13">tracking_frame</text:span> คือ <text:span text:style-name="T3">คือการ Locked_frame คือให้ paremeter อื่นๆขยับ แล้วเราจะมอง frame ที่locked แบบไม่ขยับ</text:span></text:p>
      <text:p text:style-name="P4">published_frame คือ เเฟรมย่อยสำหรับการเผยแพร่ poses ตัวอย่างเช่น "odom" <text:span text:style-name="T3">ถ้าไม่มี ให้ใช้ base_link</text:span></text:p>
      <text:p text:style-name="P4"/>
      <text:p text:style-name="P4"><text:span text:style-name="T13">odom_frame</text:span> คือ เฟรมของ Odometry <text:span text:style-name="T3">(เท่่าที่อ่านมา มีโอกาสผิดพลาดมากที่สุด)</text:span></text:p>
      <text:p text:style-name="P4"/>
      <text:p text:style-name="P4"><text:span text:style-name="T13">provide_odom_frame</text:span> คือ การยอมรับ Odem_msg จากที่อื่น</text:p>
      <text:p text:style-name="P4"/>
      <text:p text:style-name="P9"><text:span text:style-name="T13">use_odometry </text:span><text:s/><text:span text:style-name="T1">คือ นำค่า Odometry มาคำนวณด้วย</text:span></text:p>
      <text:p text:style-name="P9"/>
      <text:p text:style-name="P9"><text:span text:style-name="T13">use_nav_sat</text:span> <text:s/><text:span text:style-name="T1">คือ ใช้ navigation_stack (ระบบนำเส้นทาง อัตโนมัติ)</text:span></text:p>
      <text:p text:style-name="P9"/>
      <text:p text:style-name="P4"><text:span text:style-name="T13">use_landmarks <text:s/></text:span>คือ <text:span text:style-name="T2">นำ landmarks_msg มาประมวณผลด้วย</text:span></text:p>
      <text:p text:style-name="P4"><text:s/></text:p>
      <text:p text:style-name="P5"><text:span text:style-name="T13">publish_frame_projected_to_2d</text:span> <text:span text:style-name="T2">คือ หากเปิดใช้งาน ลักษณะของ map จะเป็น 2D ไม่มีการหมุน, ระยะห่างหรือ z-offset </text:span></text:p>
      <text:p text:style-name="P5"/>
      <text:p text:style-name="P6"><text:span text:style-name="T13">num_laser_scans</text:span> <text:span text:style-name="T4">คือ จำนวนการ Topic ของ /scanที่นำมา subscribe</text:span></text:p>
      <text:p text:style-name="P6"/>
      <text:p text:style-name="P3"><text:span text:style-name="T15">num_multi_echo_laser_scans</text:span><text:span text:style-name="T8"> </text:span><text:span text:style-name="T9">คือ</text:span><text:span text:style-name="T8"> </text:span><text:span text:style-name="T9">จำนวนการ Topic ของ </text:span><text:span text:style-name="T5">echoes_1 </text:span><text:span text:style-name="T7">ที่นำมา subscribe</text:span><text:span text:style-name="T6">(เป็นการใช้ laserscan หลายๆตัว มารวมกัน )</text:span><text:span text:style-name="T9"> เพราะเนืองจาก ต้องการลด Error เช่น เวลา Lidar เจอ กระจก อาจะทำให้ เกิดข้อผิดพลาดได้ ดังนั้น เมื่อมี laserscan <text:s/>มากๆ จะช่วยลดความผิดพลาก และ เพิ่มความแม่นยำได้ยิ่งขึ้น </text:span></text:p>
      <text:p text:style-name="P3"><text:span text:style-name="T9"/></text:p>
      <text:p text:style-name="P13"><text:span text:style-name="T13">num_subdivisions_per_laser_scan</text:span> <text:span text:style-name="T22">คือ </text:span><text:span text:style-name="T4">จำนวนการ Topic ของ /multi-echoเพื่อนำมาคำเป็น point cloud (ทำได้หลายๆตัวพร้อมกัน โดยที่สามารถทำให้ แบกประเภท การใช้งานได้)</text:span></text:p>
      <text:p text:style-name="P10"/>
      <text:p text:style-name="P13"><text:span text:style-name="T13">rangefinder_sampling_ratio </text:span><text:span text:style-name="T22">คือ</text:span><text:span text:style-name="T10"> </text:span><text:s/><text:span text:style-name="T3">การแสดงผลค่าrangefinder หลัง Procesทุกเวลาที่กำหนด</text:span></text:p>
      <text:p text:style-name="P10"/>
      <text:p text:style-name="P13"><text:span text:style-name="T13">odometry_sampling_ratio </text:span><text:span text:style-name="T22">คือ</text:span><text:span text:style-name="T21"> </text:span><text:s/><text:span text:style-name="T3">การแสดงผลค่าodometry หลัง Processทุกเวลาที่กำหนด</text:span></text:p>
      <text:p text:style-name="P11"/>
      <text:p text:style-name="P13"><text:span text:style-name="T13">fixed_frame_pose_sampling_ratio </text:span><text:span text:style-name="T22">คือ</text:span><text:span text:style-name="T10"> </text:span><text:span text:style-name="T3">การแสดงผลค่าframe_pose หลัง Procesทุกเวลาที่กำหนด</text:span></text:p>
      <text:p text:style-name="P10"/>
      <text:p text:style-name="P13"><text:span text:style-name="T13">imu_sampling_ratio</text:span> <text:span text:style-name="T18">คือ</text:span> <text:s/><text:span text:style-name="T3">การแสดงผลค่าimur หลัง Procesทุกเวลาที่กำหนด</text:span></text:p>
      <text:p text:style-name="P10"/>
      <text:p text:style-name="P10"><text:span text:style-name="T13">landmarks_sampling_ratio</text:span> <text:span text:style-name="T18">คือ</text:span> <text:span text:style-name="T3">การแสดงผลค่าandmarks หลัง Procesทุกเวลาที่กำหนด</text:span></text:p>
      <text:p text:style-name="P10"/>
      <text:p text:style-name="P10"><text:soft-page-break/><text:span text:style-name="T13">num_point_clouds</text:span> <text:span text:style-name="T18">คือ จำนวนการ Topic ของ /pointcloud หลัง Procesที่นำมา subscribe</text:span></text:p>
      <text:p text:style-name="P10"/>
      <text:p text:style-name="P12"><text:span text:style-name="T13">lookup_transform_timeout_sec</text:span> <text:span text:style-name="T3">คือ เวลาในการเปลี่ยนรูปแบบของ tf</text:span></text:p>
      <text:p text:style-name="P12"/>
      <text:p text:style-name="P12"><text:span text:style-name="T13">submap_publish_period_sec</text:span> <text:span text:style-name="T3">คือ ช่วงเวลาที่ publish submap</text:span></text:p>
      <text:p text:style-name="P12"/>
      <text:p text:style-name="P11"><text:span text:style-name="T13">pose_publish_period_sec</text:span> <text:span text:style-name="T3">คือ ช่วงเวลาที่ publish pose</text:span></text:p>
      <text:p text:style-name="P11"/>
      <text:p text:style-name="P12"><text:span text:style-name="T13">trajectory_publish_period_sec</text:span> <text:span text:style-name="T18">คือ</text:span> ช่วงเวลาเป็นวินาทีที่จะ <text:span text:style-name="T3">publish trajectory</text:span></text:p>
      <text:p text:style-name="P12"/>
      <text:p text:style-name="P12">}</text:p>
      <text:p text:style-name="P12"/>
      <text:p text:style-name="P12">MAP_BUILDER.use_trajectory_builder_2d = true</text:p>
      <text:p text:style-name="P12">TRAJECTORY_BUILDER_2D.use_imu_data = false</text:p>
      <text:p text:style-name="P12">TRAJECTORY_BUILDER_2D.use_online_correlative_scan_matching = true</text:p>
      <text:p text:style-name="P12">POSE_GRAPH.optimization_problem.huber_scale = 1e2</text:p>
      <text:p text:style-name="P7">TRAJECTORY_BUILDER_2D.num_accumulated_range_data =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Cascadia Code" svg:font-family="''Cascadia Code', Consolas, 'Courier New', monospace, ',', 'Droid Sans Mono', ',', monospace, ', monospace,', 'Droid Sans Fallback', 'font-weight: normal', 'font-size: 16px', 'line-height: 22px', 'white-space: pre'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Sawasdee" svg:font-family="Sawasdee" style:font-pitch="variable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9:38:39.823028270</meta:creation-date>
    <dc:date>2019-11-12T21:33:10.866061628</dc:date>
    <meta:editing-duration>PT2M20S</meta:editing-duration>
    <meta:editing-cycles>1</meta:editing-cycles>
    <meta:document-statistic meta:table-count="0" meta:image-count="0" meta:object-count="0" meta:page-count="3" meta:paragraph-count="71" meta:word-count="987" meta:character-count="3121" meta:non-whitespace-character-count="2899"/>
    <meta:generator>LibreOffice/6.0.7.3$Linux_X86_64 LibreOffice_project/00m0$Build-3</meta:generator>
  </office:meta>
</office:document-meta>
</file>